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esting facts:</text:p>
      <text:p text:style-name="Standard">Ausdruck in einzelne Zeichen = scannen</text:p>
      <text:p text:style-name="Standard">Ausdruck in …??(z.b. ast-&gt; abstractSyntaxTree) = pars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3:31:21.85</meta:creation-date>
    <meta:document-statistic meta:table-count="0" meta:image-count="0" meta:object-count="0" meta:page-count="1" meta:paragraph-count="3" meta:word-count="15" meta:character-count="110"/>
    <dc:date>2013-05-23T13:32:28.96</dc:date>
    <meta:editing-duration>PT1M7S</meta:editing-duration>
    <meta:editing-cycles>1</meta:editing-cycles>
    <meta:generator>OpenOffice.org/3.4.1$Win32 OpenOffice.org_project/341m1$Build-9593</meta:generator>
  </office:meta>
</office:document-meta>
</file>